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'Segoe UI', Arial, freesans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3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teutusdokumentti</text:h>
      <text:p text:style-name="Standard"/>
      <text:h text:style-name="Heading_20_2" text:outline-level="2">Ohjelman yleisrakenne</text:h>
      <text:p text:style-name="Text_20_body"/>
      <text:h text:style-name="Heading_20_3" text:outline-level="3">UI</text:h>
      <text:p text:style-name="Text_20_body"><text:span text:style-name="T1">Syotteenlukija</text:span>: Toistaiseksi tekstipohjainen käyttöliittymä, joka viittaa suoraan koodinkaantaja- ja tiedostonlukija-luokkiin</text:p>
      <text:p text:style-name="Text_20_body"/>
      <text:h text:style-name="Heading_20_3" text:outline-level="3">Tietorakenteet</text:h>
      <text:p text:style-name="Text_20_body"><text:span text:style-name="T1">Arvopari</text:span>: Toimii solmuna mappi-luokalle. Sisältää avaimen, arvon, ja tiedon oikealla ja vasemmalla puolella olevista arvopareista.</text:p>
      <text:p text:style-name="Text_20_body"><text:span text:style-name="T1">Mappi</text:span>: Luokka on luotu korvaamaan TreeMap-luokka. Rakentaa arvopari-olioista puun, jonka perustella voidaan hakea, etsiä ja poistaa arvoja. </text:p>
      <text:p text:style-name="Text_20_body">Aikavaativuus pahimmillaan: O(n). Sisältää yhden while loopin, jossa pahimmillaan käydään jokainen puussa valmiiksi oleva arvo kerran läpi. Tämä tilanne muodostuu kun kaikki lisättävät arvot ovat aiemmin lisättyjä arvoja pienempiä / suurempia, jolloin puusta tulee enemmänkin jono. (Testausdokumentaatiossa aikamittaukset).</text:p>
      <text:p text:style-name="Text_20_body"><text:span text:style-name="T1">Setti</text:span>: Luokka on luotu korvaamaan TreeSet-tietorakenne. Käyttää pohjanaan Mappia. Esikuvana toiminut TreeSet käyttää myös TreeMappia pohjanaan.</text:p>
      <text:p text:style-name="Text_20_body">Aikavaativuus pahimmillaan: O(n). Pohjana Mappi-luokka</text:p>
      <text:p text:style-name="Text_20_body"><text:span text:style-name="T1">LinkitettyLista</text:span>: Luokka jonka tarkoituksena on korvata LinkedList-tietorakenne. Käytää hyväkseen Solmu-luokkaa.</text:p>
      <text:p text:style-name="Text_20_body">Aikavaativuus pahimmillaan: O(n). Add operaatiossa kaikki solmut käydään läp ja uusi solmu lisätään perään.</text:p>
      <text:p text:style-name="P1">Solmu: <text:span text:style-name="T2">Luokka jota käytetään avuksi LinkitettyLista-luokassa. Solmut sisältävät tiedon edellisistä ja seuraavista solmuista, sekä siihen liitetyn tiedon Object-muodossa.</text:span></text:p>
      <text:p text:style-name="P1">PriorisoituJono: <text:span text:style-name="T2">Luokalla korvataan PriorityQueue-tietorakenne, käyttää muuten LinkitettyäListaa avukseen, mutta jonojärjestyksen päättää vertailun perusteella.</text:span></text:p>
      <text:p text:style-name="P1"><text:span text:style-name="T2">Aikavaativuus pahimmillaan: O(n^2). PrioriteettiJonossa on oma while looppinsa, jolla viitataan sitten LinkitettyLista-luokan while looppiin joka kerta kun loopataan. (Testausdokumentaatiossa aikamittaukset)</text:span></text:p>
      <text:p text:style-name="P1">Frekvenssiolio<text:span text:style-name="T2">: Luokka joka sisältää Character tyyppisen yksilöivän tiedon, ja sille liitetyn lukuarvon, jota voidaan tarpeen mukaan kasvattaa</text:span></text:p>
      <text:p text:style-name="P4"/>
      <text:h text:style-name="P2" text:outline-level="3">Tekstinkäsittely</text:h>
      <text:p text:style-name="Text_20_body"><text:span text:style-name="T1">Analysoija: </text:span><text:span text:style-name="T2">Analysoi sille annetun tekstin kirjainten määrät. Käyttää Frekvenssiolioita, Mappia, PriorisoituaJonoa ja Settiä</text:span></text:p>
      <text:p text:style-name="P1">Frekvenssitiedot: <text:span text:style-name="T2">Antaa LinkitettyLista-muodossa tiedot kielen kirjaimista yleisyysjärjestyksessä. </text:span><text:soft-page-break/><text:span text:style-name="T2">Tuntee vain LinkitetynListan</text:span></text:p>
      <text:p text:style-name="P1">Kirjaintenvaihtaja: <text:span text:style-name="T2">Vaihtaa tekstin kirjaimia sille annettujen ohjeiden perusteella. Käyttää Mappia.</text:span></text:p>
      <text:p text:style-name="P1">Koodinkaantaja: <text:span text:style-name="T2">Toimii pääluokkana hakien yleisyystiedot ja antaen niiden perusteella kääntämiskomennot. Tuntee luokat Kirjaintenvaihtaja, Analysoija, Frekvenssitiedot. Sekä tietorakenteet LinkitettyLista, Frekvenssiolio, PriorisoituJono, Mappi, Map ja Setti.</text:span></text:p>
      <text:p text:style-name="P1">Tiedostonlukija: <text:span text:style-name="T2">Hakee tiedoston sisältämän tekstin.</text:span></text:p>
      <text:p text:style-name="P1"><text:span text:style-name="T2"/></text:p>
      <text:h text:style-name="Heading_20_1" text:outline-level="1"><text:span text:style-name="T3">Työn mahdolliset puutteet ja parannusehdotukset</text:span></text:h>
      <text:p text:style-name="Standard"/>
      <text:list xml:id="list4529071220009950635" text:style-name="L2">
        <text:list-item>
          <text:p text:style-name="P3">Ohjelma voisi hyväksyä sekä isot että pienet kirjaimet syötteeksi toimiakseen oikein. Nykyisellään käyttäjän tulee muokata teksi pienille kirjaimille.</text:p>
          <text:p text:style-name="P3"/>
        </text:list-item>
        <text:list-item>
          <text:p text:style-name="P3">Ohjelma voisi suorittaa sanalistoihin tehtävää vertailua jotta salakieltä voitaisiin kääntää, niin että ohjelman ehdottama käännös olisi parempi.</text:p>
        </text:list-item>
      </text:list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'Segoe UI', Arial, freesans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2S</meta:editing-duration>
    <meta:editing-cycles>6</meta:editing-cycles>
    <meta:generator>OpenOffice/4.0.1$Win32 OpenOffice.org_project/401m5$Build-9714</meta:generator>
    <dc:date>2015-09-06T21:19:51.36</dc:date>
    <dc:creator>Tony Leppäkoski</dc:creator>
    <meta:document-statistic meta:table-count="0" meta:image-count="0" meta:object-count="0" meta:page-count="2" meta:paragraph-count="25" meta:word-count="303" meta:character-count="2888"/>
    <meta:user-defined meta:name="Info 1"/>
    <meta:user-defined meta:name="Info 2"/>
    <meta:user-defined meta:name="Info 3"/>
    <meta:user-defined meta:name="Info 4"/>
  </office:meta>
</office:document-meta>
</file>